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108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Déci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ricio Arteag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colas Barre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e Busto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tiana Conch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iro Cueva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uardo de la Torr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drigo Dura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ego Escalon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ila Figuero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arena Gara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loria Garrid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dra Henríquez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éctor Lago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an Mendoz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istobal Molin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uardo Moli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 Molin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sis Muñoz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colas Muñoz Busto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colas Muñoz Garrid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ctor Opaz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colas Parr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se Par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nathan San Martín</text:p>
          </table:table-cell>
          <table:table-cell table:style-name="ce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ía Sepúlveda</text:p>
          </table:table-cell>
          <table:table-cell table:style-name="ce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a Tello</text:p>
          </table:table-cell>
          <table:table-cell table:style-name="ce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olfo Umaña</text:p>
          </table:table-cell>
          <table:table-cell table:style-name="ce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hesca Yévenes</text:p>
          </table:table-cell>
          <table:table-cell table:style-name="ce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ahac Zapata</text:p>
          </table:table-cell>
          <table:table-cell table:style-name="ce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2T00:13:41.131115976</dc:date>
    <meta:editing-duration>PT5M34S</meta:editing-duration>
    <meta:editing-cycles>2</meta:editing-cycles>
    <meta:generator>LibreOffice/5.0.3.2$Linux_X86_64 LibreOffice_project/00m0$Build-2</meta:generator>
    <meta:document-statistic meta:table-count="1" meta:cell-count="65" meta:object-count="0"/>
  </office:meta>
</office:document-meta>
</file>